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79C000032A61C7070E1.svm"/>
  <manifest:file-entry manifest:media-type="" manifest:full-path="Pictures/2000000700003256000018B58074D243.svm"/>
  <manifest:file-entry manifest:media-type="" manifest:full-path="Pictures/2000000700003B0500001E2FE90FE088.svm"/>
  <manifest:file-entry manifest:media-type="" manifest:full-path="Pictures/200000070000335F000010BFECC5F4CA.svm"/>
  <manifest:file-entry manifest:media-type="" manifest:full-path="Pictures/20000007000032DB000018302A34EFE5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MTT10" svg:font-family="CMTT10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unga" svg:font-family="Tung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>
      <style:paragraph-properties fo:line-height="100%" fo:text-align="start" style:justify-single-word="false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>
      <style:text-properties style:text-underline-style="none"/>
    </style:style>
    <style:style style:name="P5" style:family="paragraph" style:parent-style-name="Text_20_body">
      <style:text-properties style:font-name="Times New Roman" fo:font-weight="normal" style:font-weight-asian="normal" style:font-weight-complex="normal"/>
    </style:style>
    <style:style style:name="P6" style:family="paragraph" style:parent-style-name="Text_20_body">
      <style:text-properties style:font-name="Times New Roman"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weight="normal" style:font-weight-asian="normal" style:font-weight-complex="normal"/>
    </style:style>
    <style:style style:name="P9" style:family="paragraph" style:parent-style-name="Standard">
      <style:text-properties style:font-name="CMTT10" fo:font-size="8pt" style:font-name-asian="CMTT10" style:font-size-asian="8pt" style:font-name-complex="CMTT10" style:font-size-complex="8pt"/>
    </style:style>
    <style:style style:name="P10" style:family="paragraph" style:parent-style-name="Standard">
      <style:paragraph-properties fo:text-align="start" style:justify-single-word="false" style:text-autospace="none"/>
      <style:text-properties style:font-name="CMTT10" fo:font-size="8pt" style:font-name-asian="CMTT10" style:font-size-asian="8pt" style:font-name-complex="CMTT10" style:font-size-complex="8pt"/>
    </style:style>
    <style:style style:name="P11" style:family="paragraph" style:parent-style-name="Text_20_body" style:list-style-name="L1">
      <style:paragraph-properties fo:line-height="100%" fo:text-align="start" style:justify-single-word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>
      <style:text-properties style:font-name="Times New Roman" fo:font-weight="bold" style:font-name-asian="CMTT10" style:font-weight-asian="bold" style:font-name-complex="CMTT10" style:font-weight-complex="bold"/>
    </style:style>
    <style:style style:name="P15" style:family="paragraph" style:parent-style-name="Text_20_body">
      <style:text-properties style:font-name="Times New Roman" fo:font-style="normal" style:text-underline-style="none" fo:font-weight="normal" style:font-name-asian="CMTT10" style:font-style-asian="normal" style:font-weight-asian="normal" style:font-name-complex="CMTT10" style:font-style-complex="normal" style:font-weight-complex="normal"/>
    </style:style>
    <style:style style:name="P16" style:family="paragraph" style:parent-style-name="Standard">
      <style:paragraph-properties style:text-autospace="none"/>
      <style:text-properties style:font-name="CMTT10" fo:font-size="8pt" style:font-name-asian="CMTT10" style:font-size-asian="8pt" style:font-name-complex="CMTT10" style:font-size-complex="8pt"/>
    </style:style>
    <style:style style:name="P17" style:family="paragraph" style:parent-style-name="Standard">
      <style:paragraph-properties style:text-autospace="none"/>
      <style:text-properties style:font-name="CMTT10" fo:font-size="8pt" fo:font-weight="bold" style:font-name-asian="CMTT10" style:font-size-asian="8pt" style:font-weight-asian="bold" style:font-name-complex="CMTT10" style:font-size-complex="8pt" style:font-weight-complex="bold"/>
    </style:style>
    <style:style style:name="P18" style:family="paragraph" style:parent-style-name="Heading_20_1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name-asian="CMTT10" style:font-style-asian="italic" style:font-name-complex="CMTT10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style:text-underline-style="none" style:font-name-asian="CMTT10" style:font-style-asian="normal" style:font-name-complex="CMTT10" style:font-style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font-name-asian="CMTT10" style:font-name-complex="CMTT10"/>
    </style:style>
    <style:style style:name="T7" style:family="text">
      <style:text-properties style:text-underline-style="none" style:font-name-asian="CMTT10" style:font-name-complex="CMTT10"/>
    </style:style>
    <style:style style:name="T8" style:family="text">
      <style:text-properties style:font-name="Tunga" fo:font-style="normal" style:text-underline-style="none" style:font-name-asian="CMTT10" style:font-style-asian="normal" style:font-name-complex="CMTT10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Filer og filsystemer</text:h>
      <text:p text:style-name="P1">(Kursusgang 2)</text:p>
      <text:list xml:id="list42456592" text:style-name="L1">
        <text:list-item>
          <text:p text:style-name="P11">Hvad og hvordan er et filsystem en abstraktion?</text:p>
        </text:list-item>
        <text:list-item>
          <text:p text:style-name="P11">Grundlæggende organisationsprincipper for filsystemer.</text:p>
        </text:list-item>
        <text:list-item>
          <text:p text:style-name="P11">Hard links vs. Symbolic links.</text:p>
        </text:list-item>
        <text:list-item>
          <text:p text:style-name="P11">Virtuelle filsystemer.</text:p>
        </text:list-item>
        <text:list-item>
          <text:p text:style-name="P11">Grundlæggende egenskaber ved og operationer på filsystemer.</text:p>
        </text:list-item>
        <text:list-item>
          <text:p text:style-name="P11">Allokeringsstrategier for diskblokke.</text:p>
        </text:list-item>
        <text:list-item>
          <text:p text:style-name="P11">API/interface/systemkald for filsystemer.</text:p>
        </text:list-item>
        <text:list-item>
          <text:p text:style-name="P11">Implementation af kataloger.</text:p>
        </text:list-item>
      </text:list>
      <text:p text:style-name="P2">Navnerum, realisering af filer og volumes, operationer på filer, metadata, åbning af filer, file descriptors, kontinuert allokering, kædet allokering, mapped allokering, indekseret allokering, samt fordele og ulemper.</text:p>
      <text:p text:style-name="P2"/>
      <text:h text:style-name="Heading_20_2" text:outline-level="2">Et filsystem og dets opgaver</text:h>
      <text:p text:style-name="Text_20_body">Et filsystem er en essentiel del af et operativsystem. Det sørger for:</text:p>
      <text:list xml:id="list42470391" text:style-name="L2">
        <text:list-item>
          <text:p text:style-name="P12">Organisering af data (i filer, kataloger)</text:p>
        </text:list-item>
        <text:list-item>
          <text:p text:style-name="P12">Vedligeholder den liste over filnavne og blok-numre.</text:p>
        </text:list-item>
        <text:list-item>
          <text:p text:style-name="P12">Definerer operationer på filer og volumes</text:p>
          <text:list>
            <text:list-item>
              <text:p text:style-name="P12">Navngivning</text:p>
            </text:list-item>
            <text:list-item>
              <text:p text:style-name="P12">Oprettelse/sletning af filer</text:p>
            </text:list-item>
            <text:list-item>
              <text:p text:style-name="P12">Læsning/skrivning</text:p>
            </text:list-item>
          </text:list>
        </text:list-item>
      </text:list>
      <text:p text:style-name="Text_20_body">Står også for andet administrativt arbejde:</text:p>
      <text:list xml:id="list42449935" text:style-name="L3">
        <text:list-item>
          <text:p text:style-name="P13">Deling og beskyttelse - (rettigheder)</text:p>
        </text:list-item>
        <text:list-item>
          <text:p text:style-name="P13">Pålidelighed og fejltolerance</text:p>
        </text:list-item>
        <text:list-item>
          <text:p text:style-name="P13">Effektivitet</text:p>
        </text:list-item>
        <text:list-item>
          <text:p text:style-name="P13">pladsudnyttelse – (defragmentering)</text:p>
        </text:list-item>
      </text:list>
      <text:p text:style-name="Text_20_body"/>
      <text:h text:style-name="Heading_20_2" text:outline-level="2">Hvordan data gemmes på harddisken</text:h>
      <text:p text:style-name="Text_20_body">Harddisken er delt op i blokke, hvori data kan gemmes. Den skal så huske startblok, og antal af blokke. Disse informationer gemmes i rod-kataloget (en fil) på harddisken.</text:p>
      <text:p text:style-name="P7">Volumes</text:p>
      <text:p text:style-name="P8">Volumes svarer til et medie:</text:p>
      <text:p text:style-name="P8">CD, partitioneret harddisk osv.</text:p>
      <text:p text:style-name="P8">Et volume skal indeholde et rod-katalog.</text:p>
      <text:h text:style-name="Heading_20_3" text:outline-level="3"><text:soft-page-break/>Navnerum</text:h>
      <text:p text:style-name="Text_20_body">Navnerummet er mængden af tilladte navne i et filsystem. Det er organiseret hierarkisk. Der er rodkataloget (/), som kan indeholde henvisninger til filer og andre kataloger. Disse kataloger kan igen henvise til andre filer og kataloger.</text:p>
      <text:h text:style-name="Heading_20_2" text:outline-level="2">Metadata og håndtering deraf</text:h>
      <text:p text:style-name="Text_20_body">Metadata er oplysninger som: <text:span text:style-name="T1">Navn,</text:span> <text:span text:style-name="T1">Filstørrelse og</text:span> <text:span text:style-name="T1">Placering (gemmes i kataloger).</text:span> <text:span text:style-name="T1">Type</text:span> og <text:span text:style-name="T1">Tilgangstider</text:span> (kan gemmes i katalog eller sammen med filens indhold). <text:span text:style-name="T1">Ejer</text:span>, <text:span text:style-name="T1">Rettigheder</text:span>, <text:span text:style-name="T1">Udvidede attributter </text:span><text:span text:style-name="T3">(gemmes i et specielt dataområde)</text:span>. I UNIX gemmes det meste metadata i inodes (information nodes).</text:p>
      <text:h text:style-name="Heading_20_3" text:outline-level="3">File Descriptors</text:h>
      <text:p text:style-name="Text_20_body"/>
      <text:p text:style-name="Text_20_body"/>
      <text:h text:style-name="Heading_20_2" text:outline-level="2">Hard Links</text:h>
      <text:p text:style-name="Text_20_body">Hard links tillader at der er mere end 1 katalog-indgang til samme filindhold. Det er svært at realisere hvis metadata gemmes i kataloget. (Kan ikke gøres på tværs af volumes/partitioner).</text:p>
      <text:p text:style-name="Text_20_body"><draw:frame draw:style-name="fr1" draw:name="grafik1" text:anchor-type="paragraph" svg:width="12.185cm" svg:height="3.535cm" draw:z-index="0"><draw:image xlink:href="Pictures/200000070000335F000010BFECC5F4CA.svm" xlink:type="simple" xlink:show="embed" xlink:actuate="onLoad"/></draw:frame>En fil er slettet når der ikke er flere hard links til den. </text:p>
      <text:p text:style-name="Text_20_body">HL garanterer konsistent filindhold og begrænser pladsforbrug, samt tillader fleksibel organisering af navnerum.</text:p>
      <text:h text:style-name="Heading_20_2" text:outline-level="2">Symbolic Links</text:h>
      <text:p text:style-name="Text_20_body">Virker lidt som "genveje" i windows. Hvis filen slettes, så har man et link til en ikke-eksisterende fil, såakldt dødt link. Kan linke på tværs af volumes, mere fleksibelt.</text:p>
      <text:h text:style-name="Heading_20_2" text:outline-level="2">Allokeringsstrategier for diskblokke</text:h>
      <text:p text:style-name="P3">Kontinuert allokering:</text:p>
      <text:p text:style-name="P3"><draw:frame draw:style-name="fr1" draw:name="grafik2" text:anchor-type="paragraph" svg:width="12.885cm" svg:height="5.332cm" draw:z-index="1"><draw:image xlink:href="Pictures/2000000700003256000018B58074D243.svm" xlink:type="simple" xlink:show="embed" xlink:actuate="onLoad"/></draw:frame><text:soft-page-break/></text:p>
      <text:p text:style-name="P4">Filer ligger i en kontinuert strøm af blokke. Anledning til fragmentering, men det er let at implementere. Hurtig læsning af filer.</text:p>
      <text:p text:style-name="P3"/>
      <text:p text:style-name="P3">Kædet allokering:</text:p>
      <text:p text:style-name="P4"><draw:frame draw:style-name="fr1" draw:name="grafik3" text:anchor-type="paragraph" svg:width="12.622cm" svg:height="5.286cm" draw:z-index="2"><draw:image xlink:href="Pictures/20000007000032DB000018302A34EFE5.svm" xlink:type="simple" xlink:show="embed" xlink:actuate="onLoad"/></draw:frame>Kan tage længere tid, i forhold til <text:span text:style-name="T5">kontinuert</text:span>, at læse hele filer.</text:p>
      <text:p text:style-name="P3">Mapped allokering:</text:p>
      <text:p text:style-name="P4">Bruges i MS-DOS under navnet FAT (File Allocation Table). Virker som <text:span text:style-name="T5">kædet</text:span> men der ligger bare en tabel på disken over hvilke filer der strækker sig over hvilke blokke. Bruges også under NTFS systemet, men er optimeret.</text:p>
      <text:p text:style-name="P3">Indekseret allokering:</text:p>
      <text:p text:style-name="P4"><draw:frame draw:style-name="fr1" draw:name="grafik4" text:anchor-type="paragraph" svg:width="13.548cm" svg:height="11.709cm" draw:z-index="3"><draw:image xlink:href="Pictures/200000070000379C000032A61C7070E1.svm" xlink:type="simple" xlink:show="embed" xlink:actuate="onLoad"/></draw:frame><text:soft-page-break/>Gemmer for hver fil en tabel over pointers til hvor filen er spredt ud over. God til at håndtere store filer.</text:p>
      <text:h text:style-name="Heading_20_2" text:outline-level="2"><text:soft-page-break/>Virtuelle filsystemer</text:h>
      <text:p text:style-name="Text_20_body"><draw:frame draw:style-name="fr1" draw:name="grafik5" text:anchor-type="paragraph" svg:width="15.109cm" svg:height="7.022cm" draw:z-index="4"><draw:image xlink:href="Pictures/2000000700003B0500001E2FE90FE088.svm" xlink:type="simple" xlink:show="embed" xlink:actuate="onLoad"/></draw:frame></text:p>
      <text:p text:style-name="Text_20_body">Et virtuelt filsystem bruges til at lave et ensartet interface til alle typer af enheder, så som harddiske og CD-rom'er. Vi ser det ikke ske, men når vi går ind på en ekstern harddisk vi har tilsluttet, så mountes et virtuelt filsystem for den eksterne harddisk. Den har sit eget rod-katalog.</text:p>
      <text:p text:style-name="Text_20_body">Ekstra info:</text:p>
      <text:p text:style-name="Text_20_body">Når man frakobler en enhed igen, så er det vigtigt at unmounte den igen inden man kobler den fra. F.eks. Når man har lagt noget data på en USB-pind, så skal man køre "remove USB device", da computeren måske har cached noget af det data som skal overføres, men som den ikke har nået at overføre endnu.</text:p>
      <text:h text:style-name="Heading_20_2" text:outline-level="2">Det ønskede udvilker-interface</text:h>
      <text:p text:style-name="P9">class FileSystem</text:p>
      <text:p text:style-name="P10">{</text:p>
      <text:p text:style-name="P10"><text:tab/>public FileSystem(BlockDevice);</text:p>
      <text:p text:style-name="P10"><text:tab/>/* Create a file and return new fd for it */</text:p>
      <text:p text:style-name="P10"><text:tab/>public int create(String name);</text:p>
      <text:p text:style-name="P10"><text:tab/></text:p>
      <text:p text:style-name="P10"><text:tab/>/* Open existing file, return fd */</text:p>
      <text:p text:style-name="P10"><text:tab/>public int open(String name);</text:p>
      <text:p text:style-name="P10"><text:tab/></text:p>
      <text:p text:style-name="P10"><text:tab/>/* Erase a file */</text:p>
      <text:p text:style-name="P10"><text:tab/>public void erase(String name);</text:p>
      <text:p text:style-name="P10"><text:tab/></text:p>
      <text:p text:style-name="P10"><text:tab/>/* Close an open file */</text:p>
      <text:p text:style-name="P10"><text:tab/>public void close(int fileDescriptor);</text:p>
      <text:p text:style-name="P10"><text:tab/></text:p>
      <text:p text:style-name="P10"><text:tab/>/* Read byteCount bytes from the file defined by fileDescriptor */</text:p>
      <text:p text:style-name="P10"><text:tab/>public byte[] read(int fileDescriptor, int byteCount);</text:p>
      <text:p text:style-name="P10"><text:tab/></text:p>
      <text:p text:style-name="P10"><text:tab/>/* Write data to file defined by fd */</text:p>
      <text:p text:style-name="P10"><text:tab/>public byte[] write(int fileDescriptor, byte[] data);</text:p>
      <text:p text:style-name="P10"><text:tab/></text:p>
      <text:p text:style-name="P10"><text:tab/>/* Seek to position in file defined by fileDescriptor */</text:p>
      <text:p text:style-name="P10"><text:tab/>public void seek(int fileDescriptor, int position);</text:p>
      <text:p text:style-name="P10"><text:soft-page-break/><text:tab/>/* Format a block device of the given size */</text:p>
      <text:p text:style-name="P10"><text:tab/>public static format(BlockDevice);</text:p>
      <text:p text:style-name="P16">}</text:p>
      <text:p text:style-name="P17"/>
      <text:p text:style-name="P14">Eksempel: Open (med file descriptors)</text:p>
      <text:p text:style-name="P5"><text:span text:style-name="T6">Finder inoden for et givent filnavn og cacher den. Så oprettes en </text:span><text:span text:style-name="T2">file descriptor </text:span><text:span text:style-name="T4">for processen, og der tjekkes adgangsrettigheder.</text:span></text:p>
      <text:p text:style-name="P6"><text:span text:style-name="T7">File descriptoren </text:span><text:span text:style-name="T4">indeholder informationer om den åbne fil, så som:</text:span></text:p>
      <text:p text:style-name="P6"><text:span text:style-name="T8">f_mode;</text:span><text:span text:style-name="T4"> - open moder (read/write)</text:span></text:p>
      <text:p text:style-name="P6"><text:span text:style-name="T8">f_pos;</text:span><text:span text:style-name="T4"> - nuværende position</text:span></text:p>
      <text:p text:style-name="P6"><text:span text:style-name="T8">f_owner;</text:span><text:span text:style-name="T4"> - Hvor skal SIGIO sendes hen? (signal om at filen er klar til I/O)</text:span></text:p>
      <text:p text:style-name="P15">Hver proces har en tabel over processens åbne filer. Denne hedder <text:span text:style-name="T1">file descriptor ta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MTT10" svg:font-family="CMTT10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unga" svg:font-family="Tung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H12M57S</meta:editing-duration>
    <meta:editing-cycles>15</meta:editing-cycles>
    <meta:generator>OpenOffice.org/3.3$Win32 OpenOffice.org_project/330m20$Build-9567</meta:generator>
    <dc:date>2011-06-03T22:43:43.61</dc:date>
    <dc:creator>Simon Frandsen</dc:creator>
    <meta:document-statistic meta:table-count="0" meta:image-count="5" meta:object-count="0" meta:page-count="6" meta:paragraph-count="88" meta:word-count="769" meta:character-count="4955"/>
    <meta:user-defined meta:name="Info 1"/>
    <meta:user-defined meta:name="Info 2"/>
    <meta:user-defined meta:name="Info 3"/>
    <meta:user-defined meta:name="Info 4"/>
  </office:meta>
</office:document-meta>
</file>